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01cm"/>
    </style:style>
    <style:style style:name="co3" style:family="table-column">
      <style:table-column-properties fo:break-before="auto" style:column-width="9.285cm"/>
    </style:style>
    <style:style style:name="co4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7cm" fo:break-before="auto" style:use-optimal-row-height="true"/>
    </style:style>
    <style:style style:name="ro3" style:family="table-row">
      <style:table-row-properties style:row-height="1.1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99cc66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able-cell-properties fo:background-color="#00cc33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99ff99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oubts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case sensitivity, while insetring and searching?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 table:style-name="ce1" office:value-type="string" calcext:value-type="string">
            <text:p>repated words? then? remove? in inverted index?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ask about bad syntax exceptions, they should throw any exception or some specific one</text:p>
          </table:table-cell>
          <table:table-cell table:number-columns-repeated="6"/>
          <table:table-cell office:value-type="string" calcext:value-type="string">
            <text:p>an exception thrown check if the flow is stopped or flow continues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delete, update?? should also work!!!?? <text:s/>IT BLOODY HELL WORKS!!!!</text:p>
          </table:table-cell>
          <table:table-cell table:style-name="ce2" table:number-columns-repeated="4"/>
          <table:table-cell table:number-columns-repeated="2"/>
          <table:table-cell office:value-type="string" calcext:value-type="string">
            <text:p>as far as contains is considered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insert into varchar 1000 doesnt work!! how are we suppose to handle inverted btree index.</text:p>
          </table:table-cell>
          <table:table-cell table:style-name="ce3" table:number-columns-repeated="3"/>
          <table:table-cell table:number-columns-repeated="3"/>
          <table:table-cell office:value-type="string" calcext:value-type="string">
            <text:p>handle till varchar(100)</text:p>
          </table:table-cell>
          <table:table-cell table:number-columns-repeated="2"/>
          <table:table-cell office:value-type="string" calcext:value-type="string">
            <text:p>that work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unctuation marks remove when inserting into btree.</text:p>
          </table:table-cell>
          <table:table-cell table:style-name="ce3" table:number-columns-repeated="3"/>
          <table:table-cell table:number-columns-repeated="2"/>
          <table:table-cell office:value-type="string" calcext:value-type="string">
            <text:p>no only single word</text:p>
          </table:table-cell>
          <table:table-cell table:number-columns-repeated="3"/>
          <table:table-cell office:value-type="string" calcext:value-type="string">
            <text:p>exam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hould they do substring matching also? cool and coolest in different leaves!!!??</text:p>
          </table:table-cell>
          <table:table-cell table:style-name="ce3" table:number-columns-repeated="5"/>
          <table:table-cell table:number-columns-repeated="4"/>
          <table:table-cell office:value-type="string" calcext:value-type="string">
            <text:p>assignment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When doing where and also 'cool that' split it in cool and that for matching??</text:p>
          </table:table-cell>
          <table:table-cell table:style-name="ce3" table:number-columns-repeated="4"/>
          <table:table-cell/>
          <table:table-cell office:value-type="string" calcext:value-type="string">
            <text:p>no only single word</text:p>
          </table:table-cell>
          <table:table-cell table:number-columns-repeated="3"/>
          <table:table-cell office:value-type="string" calcext:value-type="string">
            <text:p>cert only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heck the lowercase thing.</text:p>
          </table:table-cell>
          <table:table-cell table:style-name="ce3" table:number-columns-repeated="2"/>
          <table:table-cell table:number-columns-repeated="7"/>
          <table:table-cell office:value-type="string" calcext:value-type="string">
            <text:p>fees install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ck if i added a_invinv that many chars allowed</text:p>
          </table:table-cell>
          <table:table-cell table:number-columns-repeated="12"/>
          <table:table-cell table:style-name="ce8" office:value-type="date" office:date-value="2015-05-01" calcext:value-type="date">
            <text:p>4212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elete the added syso statements</text:p>
          </table:table-cell>
          <table:table-cell table:number-columns-repeated="2"/>
          <table:table-cell office:value-type="string" calcext:value-type="string">
            <text:p>baad me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check contains when deleting, updating, empty result ,etc.</text:p>
          </table:table-cell>
          <table:table-cell table:style-name="ce3" table:number-columns-repeated="4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change the grammar acc to the ques.</text:p>
          </table:table-cell>
          <table:table-cell table:style-name="ce3" table:number-columns-repeated="2"/>
          <table:table-cell table:style-name="ce3" office:value-type="string" calcext:value-type="string">
            <text:p>may be checked</text:p>
          </table:table-cell>
          <table:table-cell table:style-name="ce3"/>
          <table:table-cell table:number-columns-repeated="9"/>
        </table:table-row>
        <table:table-row table:style-name="ro1">
          <table:table-cell table:style-name="ce3" office:value-type="string" calcext:value-type="string">
            <text:p>and test that</text:p>
          </table:table-cell>
          <table:table-cell table:style-name="ce3" table:number-columns-repeated="4"/>
          <table:table-cell table:number-columns-repeated="9"/>
        </table:table-row>
        <table:table-row table:style-name="ro1">
          <table:table-cell table:style-name="ce4" office:value-type="string" calcext:value-type="string">
            <text:p>change all the statements copied from him!! all with comments and var names!!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improvise everything and test on varchar 10 for now. 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fterwards do check on varchar 100, varcha 1000 with btree inverted index 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Planner.java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BasicQueryPlanner.java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StudentMajorNoServer tells us a lot of things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1000 doesnt let me do simple insert on my laptop!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0 doesnt work on my laptop either....goes in a loop!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ould i correct this?</text:p>
          </table:table-cell>
          <table:table-cell/>
          <table:table-cell office:value-type="string" calcext:value-type="string">
            <text:p>Joking right!!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2">
          <table:table-cell office:value-type="string" calcext:value-type="string">
            <text:p>3 point on page 2, what does it mean, do we actually require it!!</text:p>
            <text:p/>
          </table:table-cell>
          <table:table-cell table:number-columns-repeated="5"/>
          <table:table-cell office:value-type="string" calcext:value-type="string">
            <text:p>and he asked that whether duplicates to be removed, does this work that way?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grammar is written wrong</text:p>
          </table:table-cell>
          <table:table-cell table:style-name="ce5" table:number-columns-repeated="2"/>
          <table:table-cell office:value-type="string" calcext:value-type="string">
            <text:p>PAKA!!!!</text:p>
          </table:table-cell>
          <table:table-cell/>
          <table:table-cell office:value-type="string" calcext:value-type="string">
            <text:p>But we will follow the test cases!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vert Akshay's ArrayList to LinkedList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3" office:value-type="string" calcext:value-type="string">
            <text:p>type expressions = <text:s/>combined iwth contains like: select name from dialgoues where name contains ('aromur) and some equal to!! contains should be last!!?? isn't it?</text:p>
          </table:table-cell>
          <table:table-cell table:style-name="ce3" table:number-columns-repeated="4"/>
          <table:table-cell table:number-columns-repeated="9"/>
        </table:table-row>
        <table:table-row table:style-name="ro1">
          <table:table-cell table:style-name="ce3" office:value-type="string" calcext:value-type="string">
            <text:p>First = followed by and!! there is no need to mingle them.</text:p>
          </table:table-cell>
          <table:table-cell table:style-name="ce3" table:number-columns-repeated="4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uplicate records handle, why to handle! Primary key no constraint!!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sorted?? i Don't think there is a need to sort.</text:p>
          </table:table-cell>
          <table:table-cell table:style-name="ce3" table:number-columns-repeated="3"/>
          <table:table-cell/>
          <table:table-cell office:value-type="string" calcext:value-type="string">
            <text:p>sorted needed explicitly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ock buffer size as gaurav said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“le ta ta” insert when outputting gives only one record! Eliminate duplicates automatically!!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precedenc of or and and checked...but one more round with reshma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All the constants of contains to lower case??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chnage _invvni too long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how is testing going to be done? Cant we have some practice automated testcases, so that we know we meet your expectations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can we improve akshay's code?? for each record he is finding the list of record ids again and again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3" office:value-type="string" calcext:value-type="string">
            <text:p>That's --&gt; thats</text:p>
          </table:table-cell>
          <table:table-cell table:style-name="ce3"/>
          <table:table-cell table:style-name="ce6" office:value-type="string" calcext:value-type="string">
            <text:p>does contains allows subtring matching with the leaf records?</text:p>
          </table:table-cell>
          <table:table-cell table:style-name="ce6" table:number-columns-repeated="4"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! , “ ' ? . : ; -</text:p>
          </table:table-cell>
          <table:table-cell table:style-name="ce3"/>
          <table:table-cell table:style-name="ce6" office:value-type="string" calcext:value-type="string">
            <text:p>my list of punctuations</text:p>
          </table:table-cell>
          <table:table-cell table:style-name="ce6" table:number-columns-repeated="4"/>
          <table:table-cell office:value-type="string" calcext:value-type="string">
            <text:p>Verified</text:p>
          </table:table-cell>
          <table:table-cell table:number-columns-repeated="6"/>
        </table:table-row>
        <table:table-row table:style-name="ro1">
          <table:table-cell table:style-name="ce3" table:number-columns-repeated="2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table:style-name="ce6" table:number-columns-repeated="4"/>
          <table:table-cell table:number-columns-repeated="2"/>
        </table:table-row>
        <table:table-row table:style-name="ro1">
          <table:table-cell table:number-columns-repeated="8"/>
          <table:table-cell table:style-name="ce6" office:value-type="string" calcext:value-type="string">
            <text:p>delete records, then delete from index also??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 table:style-name="ce6" office:value-type="string" calcext:value-type="string">
            <text:p>you write your own testcases insert about 1000 sentences and search from them, cross verify with java</text:p>
          </table:table-cell>
          <table:table-cell table:style-name="ce6" table:number-columns-repeated="6"/>
          <table:table-cell/>
          <table:table-cell table:style-name="ce6" office:value-type="string" calcext:value-type="string">
            <text:p>then what is the height?</text:p>
          </table:table-cell>
          <table:table-cell table:style-name="ce6" office:value-type="string" calcext:value-type="string">
            <text:p>asked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Done once</text:p>
          </table:table-cell>
          <table:table-cell table:number-columns-repeated="7"/>
          <table:table-cell table:style-name="ce6" table:number-columns-repeated="4"/>
          <table:table-cell table:number-columns-repeated="2"/>
        </table:table-row>
        <table:table-row table:style-name="ro1">
          <table:table-cell table:number-columns-repeated="8"/>
          <table:table-cell table:style-name="ce6" office:value-type="string" calcext:value-type="string">
            <text:p>punctuations</text:p>
          </table:table-cell>
          <table:table-cell table:style-name="ce6" office:value-type="string" calcext:value-type="string">
            <text:p>test and use </text:p>
          </table:table-cell>
          <table:table-cell table:style-name="ce6"/>
          <table:table-cell table:style-name="ce6" office:value-type="string" calcext:value-type="string">
            <text:p>basic 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 names unique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lete from btree height</text:p>
          </table:table-cell>
          <table:table-cell table:number-columns-repeated="2"/>
          <table:table-cell office:value-type="string" calcext:value-type="string">
            <text:p>check only one more method in our class</text:p>
          </table:table-cell>
          <table:table-cell table:number-columns-repeated="4"/>
          <table:table-cell office:value-type="string" calcext:value-type="string">
            <text:p>improvise akshay's code if you can</text:p>
          </table:table-cell>
          <table:table-cell office:value-type="string" calcext:value-type="string">
            <text:p>Scan: think if can improve dont call for each record again and ag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ight start from 1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ask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height method bare bone created</text:p>
          </table:table-cell>
          <table:table-cell office:value-type="string" calcext:value-type="string">
            <text:p>create a method somewhere which takes these parameters and gives the result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check with srishty the height one, run on hers, and yours, when deleteing what happens?</text:p>
          </table:table-cell>
          <table:table-cell table:number-columns-repeated="3"/>
          <table:table-cell office:value-type="string" calcext:value-type="string">
            <text:p>asked ques too about delete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ive work to reshma, once and for all:</text:p>
          </table:table-cell>
          <table:table-cell table:number-columns-repeated="7"/>
          <table:table-cell table:style-name="ce6" office:value-type="string" calcext:value-type="string">
            <text:p>they have explicitly said to apply duplicate elimination of result set, waise automatically, according to our logic, so need</text:p>
          </table:table-cell>
          <table:table-cell table:style-name="ce6" table:number-columns-repeated="4"/>
          <table:table-cell/>
        </table:table-row>
        <table:table-row table:style-name="ro1">
          <table:table-cell office:value-type="string" calcext:value-type="string">
            <text:p>Varchar 1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rchar 1000</text:p>
          </table:table-cell>
          <table:table-cell table:number-columns-repeated="7"/>
          <table:table-cell office:value-type="string" calcext:value-type="string">
            <text:p>Exceptional conditions, all think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ic test</text:p>
          </table:table-cell>
          <table:table-cell table:number-columns-repeated="7"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recednce test</text:p>
          </table:table-cell>
          <table:table-cell table:number-columns-repeated="7"/>
          <table:table-cell table:style-name="ce6" office:value-type="string" calcext:value-type="string">
            <text:p>precedence check</text:p>
          </table:table-cell>
          <table:table-cell table:style-name="ce6" office:value-type="string" calcext:value-type="string">
            <text:p>seems f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ight t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ink exceptional con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kshay code revamp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3 point on page 2, what does it mean, do we actually require it!!</text:p>
            <text:p/>
          </table:table-cell>
          <table:table-cell table:number-columns-repeated="13"/>
        </table:table-row>
        <table:table-row table:style-name="ro1">
          <table:table-cell office:value-type="string" calcext:value-type="string">
            <text:p>check whene xecption thrown our code...if flow stop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ock buffer size as gaurav sai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rite bsaci code for height: see getHeighit in BtreeIndex and IndexUpdatePlanner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Exceptio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. contains with punctuations</text:p>
          </table:table-cell>
          <table:table-cell table:number-columns-repeated="2"/>
          <table:table-cell office:value-type="string" calcext:value-type="string">
            <text:p>exception or remove punctuations?</text:p>
          </table:table-cell>
          <table:table-cell table:number-columns-repeated="2"/>
          <table:table-cell office:value-type="string" calcext:value-type="string">
            <text:p>or do nothing as we havent handled punctua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 only on string the index should be excep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. more than varchar 1000 exception or handle, because btree fails usually.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4. you write your own testcases insert about 1000 sentences and search from them, cross verify with java, thouigh checked o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5. single word in contains exception</text:p>
          </table:table-cell>
          <table:table-cell table:number-columns-repeated="13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7" office:value-type="string" calcext:value-type="string">
            <text:p>More wor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ow error if &gt; 100? And to stop?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ge.java page sizE?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tains 'hello world'?? error yes but to stop?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sted And/Or Queries they sa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nage file na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hatever defualt messages in simple db , let oit b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lect ID from t1 where a contains ("one" and ("two" and ("three" or "four")))</text:p>
          </table:table-cell>
          <table:table-cell table:number-columns-repeated="5"/>
          <table:table-cell office:value-type="string" calcext:value-type="string">
            <text:p>check su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 not worry about update queri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mebody asked qbout the block number, is it even required/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w sort also!!!</text:p>
          </table:table-cell>
          <table:table-cell/>
          <table:table-cell office:value-type="string" calcext:value-type="string">
            <text:p>In ascending order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 multiple tables</text:p>
          </table:table-cell>
          <table:table-cell/>
          <table:table-cell office:value-type="string" calcext:value-type="string">
            <text:p>no joi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w sample testcas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ostrophe in string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no ke outputs sath mein?</text:p>
          </table:table-cell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/00/0000</text:date>, <text:time style:data-style-name="N2" text:time-value="21:20:36.974727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1T12:32:50.201079814</meta:creation-date>
    <dc:date>2015-04-19T22:21:17.546309833</dc:date>
    <meta:editing-duration>PT10H37M57S</meta:editing-duration>
    <meta:editing-cycles>14</meta:editing-cycles>
    <meta:generator>LibreOffice/4.2.3.3$Linux_X86_64 LibreOffice_project/420m0$Build-3</meta:generator>
    <meta:document-statistic meta:table-count="2" meta:cell-count="125" meta:object-count="0"/>
  </office:meta>
</office:document-meta>
</file>